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2F570000256B4ED78669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¸¼Àº °íµñ" svg:font-family="'¸¼Àº °íµñ'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language-asian="ko" style:country-asian="KR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language-asian="ko" style:country-asian="KR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style:language-asian="ko" style:country-asian="KR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margin-left="0.714cm" fo:margin-right="0cm" fo:text-align="start" style:justify-single-word="false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cm" fo:margin-right="0cm" fo:text-align="start" style:justify-single-word="false" fo:text-indent="-0.635cm" style:auto-text-indent="false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5" style:family="paragraph" style:parent-style-name="Standard" style:list-style-name="L9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6" style:family="paragraph" style:parent-style-name="Standard" style:list-style-name="L12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7" style:family="paragraph" style:parent-style-name="Standard" style:list-style-name="L13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8" style:family="paragraph" style:parent-style-name="Standard" style:list-style-name="L7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21" style:family="paragraph" style:parent-style-name="Standard" style:list-style-name="L11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language-asian="ko" style:country-asian="KR"/>
    </style:style>
    <style:style style:name="P23" style:family="paragraph" style:parent-style-name="Standard" style:list-style-name="L1">
      <style:paragraph-properties fo:text-align="start" style:justify-single-word="false"/>
      <style:text-properties style:language-asian="ko" style:country-asian="KR"/>
    </style:style>
    <style:style style:name="P24" style:family="paragraph" style:parent-style-name="Standard" style:list-style-name="L4">
      <style:paragraph-properties fo:text-align="start" style:justify-single-word="false"/>
      <style:text-properties style:language-asian="ko" style:country-asian="KR"/>
    </style:style>
    <style:style style:name="P25" style:family="paragraph" style:parent-style-name="Standard" style:list-style-name="L6">
      <style:paragraph-properties fo:text-align="start" style:justify-single-word="false"/>
      <style:text-properties style:language-asian="ko" style:country-asian="KR"/>
    </style:style>
    <style:style style:name="P26" style:family="paragraph" style:parent-style-name="Standard" style:list-style-name="L13">
      <style:paragraph-properties fo:text-align="start" style:justify-single-word="false"/>
      <style:text-properties style:language-asian="ko" style:country-asian="KR"/>
    </style:style>
    <style:style style:name="P27" style:family="paragraph" style:parent-style-name="Standard" style:list-style-name="L14">
      <style:paragraph-properties fo:text-align="start" style:justify-single-word="false"/>
      <style:text-properties style:language-asian="ko" style:country-asian="KR"/>
    </style:style>
    <style:style style:name="P28" style:family="paragraph" style:parent-style-name="Standard" style:list-style-name="L16">
      <style:paragraph-properties fo:text-align="start" style:justify-single-word="false"/>
      <style:text-properties style:language-asian="ko" style:country-asian="KR"/>
    </style:style>
    <style:style style:name="P29" style:family="paragraph" style:parent-style-name="Standard" style:list-style-name="L17">
      <style:paragraph-properties fo:text-align="start" style:justify-single-word="false"/>
      <style:text-properties style:language-asian="ko" style:country-asian="KR"/>
    </style:style>
    <style:style style:name="P30" style:family="paragraph" style:parent-style-name="Standard" style:list-style-name="L5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31" style:family="paragraph" style:parent-style-name="Standard" style:list-style-name="L14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32" style:family="paragraph" style:parent-style-name="Standard" style:list-style-name="L15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33" style:family="paragraph" style:parent-style-name="Standard" style:list-style-name="L8">
      <style:paragraph-properties fo:text-align="start" style:justify-single-word="false"/>
    </style:style>
    <style:style style:name="P34" style:family="paragraph" style:parent-style-name="Standard" style:list-style-name="L10">
      <style:paragraph-properties fo:text-align="start" style:justify-single-word="false"/>
    </style:style>
    <style:style style:name="P35" style:family="paragraph" style:parent-style-name="Standard" style:list-style-name="L17">
      <style:paragraph-properties fo:text-align="start" style:justify-single-word="false"/>
    </style:style>
    <style:style style:name="P36" style:family="paragraph" style:parent-style-name="Standard" style:list-style-name="L18">
      <style:paragraph-properties fo:text-align="start" style:justify-single-word="false"/>
    </style:style>
    <style:style style:name="P37" style:family="paragraph" style:parent-style-name="Standard" style:list-style-name="L19">
      <style:paragraph-properties fo:text-align="start" style:justify-single-word="false"/>
    </style:style>
    <style:style style:name="P38" style:family="paragraph" style:parent-style-name="Standard" style:list-style-name="L10">
      <style:paragraph-properties fo:text-align="start" style:justify-single-word="false"/>
      <style:text-properties style:font-name="바탕" fo:font-size="12pt" style:font-name-asian="¸¼Àº °íµñ" style:font-size-asian="12pt" style:language-asian="ko" style:country-asian="KR" style:font-name-complex="¸¼Àº °íµñ" style:font-size-complex="12pt"/>
    </style:style>
    <style:style style:name="T1" style:family="text">
      <style:text-properties style:language-asian="ko" style:country-asian="KR"/>
    </style:style>
    <style:style style:name="T2" style:family="text">
      <style:text-properties style:font-name="바탕" fo:font-size="12pt" style:font-name-asian="¸¼Àº °íµñ" style:font-size-asian="12pt" style:font-name-complex="¸¼Àº °íµñ" style:font-size-complex="12pt"/>
    </style:style>
    <style:style style:name="T3" style:family="text">
      <style:text-properties style:font-name="바탕" fo:font-size="12pt" style:font-name-asian="¸¼Àº °íµñ" style:font-size-asian="12pt" style:language-asian="ko" style:country-asian="KR" style:font-name-complex="¸¼Àº °íµñ" style:font-size-complex="12pt"/>
    </style:style>
    <style:style style:name="T4" style:family="text">
      <style:text-properties fo:font-variant="normal" fo:text-transform="none" fo:color="#000000" style:font-name="바탕" fo:font-size="12pt" fo:letter-spacing="normal" fo:font-style="normal" style:text-underline-style="none" fo:font-weight="normal" style:font-name-asian="¸¼Àº °íµñ" style:font-size-asian="12pt" style:language-asian="ko" style:country-asian="KR" style:font-weight-asian="normal" style:font-name-complex="¸¼Àº °íµñ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마이크로 프로세서 응용설계</text:p>
      <text:p text:style-name="P2">2012 Term Project 주제 제안서</text:p>
      <text:p text:style-name="P2">NDS용 간단한 게임 만들기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팀 이름:</text:p>
      <text:p text:style-name="P4"><text:s text:c="2"/>SnakeFeeding </text:p>
      <text:p text:style-name="P4"><text:s/></text:p>
      <text:p text:style-name="P4">팀 구성:</text:p>
      <text:p text:style-name="P4"><text:s text:c="2"/>0514057 김호진 (ID:kimhojin)</text:p>
      <text:p text:style-name="P4"><text:s text:c="2"/>0792070 유창현 (ID:yuch1001)</text:p>
      <text:list xml:id="list1101451604" text:style-name="L1">
        <text:list-header>
          <text:p text:style-name="P13"/>
          <text:p text:style-name="P13"/>
        </text:list-header>
        <text:list-item>
          <text:p text:style-name="P13">목표 프로그램의 모티브</text:p>
          <text:p text:style-name="P13"/>
        </text:list-item>
      </text:list>
      <text:list xml:id="list1768152031" text:style-name="L2">
        <text:list-item>
          <text:p text:style-name="P22"><text:s/>DOS, 윈도우95 시절 즐기던 스네이크 게임</text:p>
        </text:list-item>
        <text:list-item>
          <text:p text:style-name="P22"><text:s/>제한 시간이 있고, 플레이어의 입력이 없어도 자동적으로 움직이며, 시간이 지남에 따라 움직임 속도가 점점 빨라 진다는 점에서 FreeRTOS 의 태스크 관리를 이용하여 쉽게 구현할 수 있을것 같아 선택</text:p>
        </text:list-item>
      </text:list>
      <text:p text:style-name="P8"><draw:frame draw:style-name="fr1" draw:name="프레임1" text:anchor-type="paragraph" svg:x="3.473cm" svg:y="0.434cm" svg:width="10.109cm" draw:z-index="0"><draw:text-box fo:min-height="9.008cm"><text:p text:style-name="Illustration"><draw:frame draw:style-name="fr2" draw:name="그림1" text:anchor-type="paragraph" svg:x="0.004cm" svg:y="-0.132cm" svg:width="10.423cm" style:rel-width="103%" svg:height="8.334cm" style:rel-height="scale" draw:z-index="1"><draw:image xlink:href="Pictures/2000000700002F570000256B4ED78669.svm" xlink:type="simple" xlink:show="embed" xlink:actuate="onLoad"/></draw:frame>사진 <text:sequence text:ref-name="refIllustration0" text:name="Illustration" text:formula="ooow:Illustration+1" style:num-format="1">1</text:sequence>: 윈도우 95용 스네이크 게임 화면 </text:p></draw:text-box></draw:frame></text:p>
      <text:p text:style-name="P8"/>
      <text:list xml:id="list524896671" text:style-name="L3">
        <text:list-item>
          <text:p text:style-name="P14">목표 프로그램의 개요</text:p>
        </text:list-item>
      </text:list>
      <text:list xml:id="list235565741" text:continue-list="list1101451604" text:style-name="L1">
        <text:list-header>
          <text:p text:style-name="P23"/>
        </text:list-header>
      </text:list>
      <text:list xml:id="list1340995413" text:style-name="L4">
        <text:list-item>
          <text:p text:style-name="P24">뱀이 바닥을 기어다니는 모습을 위쪽에서 바라보는 탑뷰 형식으로 하단 화면 이용</text:p>
        </text:list-item>
        <text:list-item>
          <text:p text:style-name="P24">위, 아래, 왼쪽, 오른쪽의 4가지 키 입력 사용</text:p>
        </text:list-item>
        <text:list-item>
          <text:p text:style-name="P24">입력된 키 방향에 따라 뱀의 머리가 자동적으로 이동한다</text:p>
        </text:list-item>
        <text:list-item>
          <text:p text:style-name="P24">뱀의 머리가 한칸 이동 할때마다 나머지 몸체 부분도 한칸씩 이동하듯이 보인다</text:p>
        </text:list-item>
        <text:list-item>
          <text:p text:style-name="P24"><text:soft-page-break/>뱀의 머리가 화면의 상, 하, 좌, 우 끝 부분이나 뱀의 몸체에 닿게 되면 게임 오버</text:p>
        </text:list-item>
        <text:list-item>
          <text:p text:style-name="P24">화면 끝의 경계를 알려 주기 위해 위험해 보이는 그래픽 효과를 보여준다</text:p>
        </text:list-item>
        <text:list-item>
          <text:p text:style-name="P24">일정 시간마다 화면에 생성되어 있는 식량 아이템을 먹지 못하면 게임 오버</text:p>
        </text:list-item>
        <text:list-item>
          <text:p text:style-name="P24">뱀이 식량 아이템을 먹으면 제한시간 타이머가 초기화</text:p>
        </text:list-item>
        <text:list-item>
          <text:p text:style-name="P24">제한시간 타이머는 상단 화면에 바 형태로 초단위 표시.</text:p>
        </text:list-item>
        <text:list-item>
          <text:p text:style-name="P24">식량 아이템을 먹을때 마다 몸체의 길이가 한칸 길어지고 이동 속도가 빨라진다</text:p>
        </text:list-item>
        <text:list-item>
          <text:p text:style-name="P24">식량 아이템은 화면에 무작위 적으로 생성되며 일정 갯수를 유지한다.</text:p>
        </text:list-item>
        <text:list-item>
          <text:p text:style-name="P24">일정 시간마다 뱀의 이동속도와 길이를 줄이는 아이템이 맵에 등장</text:p>
        </text:list-item>
        <text:list-item>
          <text:p text:style-name="P24">최대한 오랜 시간동안 뱀이 살아남는 것이 이 게임의 목표</text:p>
        </text:list-item>
        <text:list-item>
          <text:p text:style-name="P24">게임 시작부터 현재까지 뱀이 살아남은 시간을 카운트 하여 상단화면에 숫자 형태로 초단위로 보여준다.</text:p>
        </text:list-item>
      </text:list>
      <text:p text:style-name="P1"/>
      <text:p text:style-name="P9"/>
      <text:p text:style-name="P6"/>
      <text:list xml:id="list296606556" text:style-name="L5">
        <text:list-item>
          <text:p text:style-name="P30">제한사항과 극복 방안</text:p>
        </text:list-item>
      </text:list>
      <text:p text:style-name="P6"/>
      <text:list xml:id="list946665041" text:style-name="L6">
        <text:list-item>
          <text:p text:style-name="P25">배경화면과 케릭터의 화면 출력과 음향 재생을 어떻게 할 것인가?</text:p>
          <text:p text:style-name="P25"/>
        </text:list-item>
      </text:list>
      <text:p text:style-name="P11"><text:s text:c="2"/>제한<text:span text:style-name="T1">된 시간에 빠른 개발을 위해 devkitPro 툴킷을 사용하기 쉽게 래핑한 PAlib <text:s/>라이브러리를 이용. 라이브러리 사용법은 </text:span><text:a xlink:type="simple" xlink:href="http://rosagigantea.tistory.com/">http://rosagigantea.tistory.com/</text:a><text:span text:style-name="T1"> 등 인터넷 개인 홈페이지에서 기본적인 사용법을 익히고 나머지 부분은 라이브러리 내에 포함되어 있는 html 문서를 참고하여 사용한다.</text:span></text:p>
      <text:p text:style-name="P1"><text:tab/> </text:p>
      <text:list xml:id="list259975023" text:style-name="L7">
        <text:list-header>
          <text:p text:style-name="P18"/>
        </text:list-header>
        <text:list-item>
          <text:p text:style-name="P18">멀티 테스킹 환경 구현</text:p>
          <text:p text:style-name="P18"/>
        </text:list-item>
      </text:list>
      <text:p text:style-name="P7"><text:s text:c="7"/>실습 시간에 사용한 FreeRTOS 디렉터리를 그대로 복사하여 include 하여 사용한다.</text:p>
      <text:p text:style-name="P7"/>
      <text:list xml:id="list1724257079" text:style-name="L8">
        <text:list-header>
          <text:p text:style-name="P33"/>
        </text:list-header>
      </text:list>
      <text:list xml:id="list1038412372" text:style-name="L9">
        <text:list-item>
          <text:p text:style-name="P15">개발 환경</text:p>
          <text:p text:style-name="P19"><text:s text:c="2"/></text:p>
        </text:list-item>
      </text:list>
      <text:list xml:id="list284931767" text:style-name="L10">
        <text:list-item>
          <text:p text:style-name="P34">OS: Windows 7 64bit</text:p>
        </text:list-item>
        <text:list-item>
          <text:p text:style-name="P34"><text:span text:style-name="T1">편집기: </text:span><text:span text:style-name="T2">Eclipse IDE for C/C++ Developers Juno Service Release 1</text:span></text:p>
        </text:list-item>
        <text:list-item>
          <text:p text:style-name="P34"><text:span text:style-name="T3">컴파일러: </text:span><text:a xlink:type="simple" xlink:href="http://devkitpro.org/viewtopic.php?f=13&amp;t=3154"><text:span text:style-name="T4">devkitARM release 41</text:span></text:a><text:span text:style-name="T3"> </text:span><text:span text:style-name="T3">툴킷에 포함된 gcc</text:span></text:p>
        </text:list-item>
        <text:list-item>
          <text:p text:style-name="P38">라이브러리: Palib 100707</text:p>
        </text:list-item>
        <text:list-item>
          <text:p text:style-name="P20">소스코드 관리: PowerShell 1.8 을 이용하여 Windows 환경 에서 Github 접속</text:p>
        </text:list-item>
        <text:list-item>
          <text:p text:style-name="P20">테스트: Windows용 DeSmuME 0.9.8</text:p>
        </text:list-item>
      </text:list>
      <text:list xml:id="list88355944" text:style-name="L11">
        <text:list-item>
          <text:list>
            <text:list-header>
              <text:p text:style-name="P21"/>
            </text:list-header>
          </text:list>
        </text:list-item>
      </text:list>
      <text:list xml:id="list1065829920" text:style-name="L12">
        <text:list-item>
          <text:p text:style-name="P16"><text:soft-page-break/>소프트웨어 구상</text:p>
        </text:list-item>
      </text:list>
      <text:p text:style-name="P10"/>
      <text:list xml:id="list1792340790" text:style-name="L13">
        <text:list-header>
          <text:p text:style-name="P17">변수</text:p>
        </text:list-header>
        <text:list-item>
          <text:p text:style-name="P26">맵에 존재하는 식량 아이템 갯장 수, 특수 아이템 갯 수, 제한 시간, 총 진행 시간 </text:p>
        </text:list-item>
      </text:list>
      <text:list xml:id="list1770711585" text:style-name="L14">
        <text:list-item>
          <text:p text:style-name="P27">화면을 격자로 나누고 나뉘어진 구역의 각 위치 정보를 저장하는 2차원 배열 </text:p>
        </text:list-item>
        <text:list-item>
          <text:p text:style-name="P27">위의 배열과 같은 크기를 가지며 맵 의 상태를 저장하는 배열</text:p>
        </text:list-item>
        <text:list-item>
          <text:p text:style-name="P27">맵 의 상태는 식량 아이템, 특수 아이템, 뱀 머리, 뱀 몸체, 벽, 비어있음 10가지</text:p>
        </text:list-item>
        <text:list-item>
          <text:p text:style-name="P27">큐를 이용하여 뱀을 구성하는 격자의 위치와 방향</text:p>
        </text:list-item>
        <text:list-item>
          <text:p text:style-name="P27">현재 이동 방향</text:p>
        </text:list-item>
      </text:list>
      <text:p text:style-name="P1"/>
      <text:list xml:id="list649434914" text:continue-numbering="true" text:style-name="L14">
        <text:list-header>
          <text:p text:style-name="P31">테스크</text:p>
        </text:list-header>
        <text:list-item>
          <text:p text:style-name="P27">맵의 상태값과 위치정보를 읽어 화면에 뱀을 제외한 요소를 그리는 동작</text:p>
        </text:list-item>
        <text:list-item>
          <text:p text:style-name="P27">키 입력을 폴링 하여 현재의 이동 방향을 수정하는 동</text:p>
        </text:list-item>
        <text:list-item>
          <text:p text:style-name="P27">주기 적으로 진행 방향으로 뱀을 한 칸 진행 시키고 그에 따라 뱀 큐와 맵 배열을 조작하고 뱀을 그리는 동작</text:p>
        </text:list-item>
        <text:list-item>
          <text:p text:style-name="P27">제한 시간과 총 진행 시간을 카운팅 하고 주기적으로 부족한 아이템을 생성하는 동</text:p>
        </text:list-item>
        <text:list-item>
          <text:p text:style-name="P27">배경 음악을 재생하는 동</text:p>
        </text:list-item>
        <text:list-item>
          <text:p text:style-name="P27">게임 시작 화면</text:p>
        </text:list-item>
        <text:list-item>
          <text:p text:style-name="P27">게임 종료 화면작</text:p>
        </text:list-item>
      </text:list>
      <text:p text:style-name="P1"/>
      <text:list xml:id="list1034120937" text:style-name="L15">
        <text:list-item>
          <text:p text:style-name="P32">구현 및 테스트 계획</text:p>
        </text:list-item>
      </text:list>
      <text:p text:style-name="P1"/>
      <text:list xml:id="list2148626464" text:style-name="L16">
        <text:list-item>
          <text:p text:style-name="P28">위쪽 화면에 제한 시간과 총 진행 시간을 표시해주는 기능 구현</text:p>
        </text:list-item>
      </text:list>
      <text:list xml:id="list497777334" text:style-name="L17">
        <text:list-item>
          <text:list>
            <text:list-item>
              <text:p text:style-name="P29">제한 시간은 BAR 형태로, 진행 시간은 숫자로 보기 좋은 위치에 표시하는지 확인</text:p>
            </text:list-item>
            <text:list-item>
              <text:p text:style-name="P29">변수를 변경 시켜 가며 확인</text:p>
            </text:list-item>
          </text:list>
        </text:list-item>
      </text:list>
      <text:p text:style-name="P1"/>
      <text:list xml:id="list538326597" text:continue-numbering="true" text:style-name="L17">
        <text:list-item>
          <text:p text:style-name="P29">1초 마다 총 진행 시간을 하나 증가, 제한시간을 하나 감소 시키 위쪽 화면에 표시하는 기능 구현</text:p>
          <text:list>
            <text:list-item>
              <text:p text:style-name="P29">정확히 같은 주기마다 실행되어 1씩 증가, 감소 시키는지 확인</text:p>
              <text:p text:style-name="P29"/>
            </text:list-item>
          </text:list>
        </text:list-item>
        <text:list-item>
          <text:p text:style-name="P29">아래쪽 화면에 배경 화면을 그리는 기능 구현</text:p>
          <text:list>
            <text:list-item>
              <text:p text:style-name="P29">가장자리에 빈 공간이 생기지 않고 꽉 차는지 확인</text:p>
            </text:list-item>
            <text:list-item>
              <text:p text:style-name="P29">화면 깜빡임이 없는지 확인</text:p>
              <text:p text:style-name="P29"/>
            </text:list-item>
          </text:list>
        </text:list-item>
        <text:list-item>
          <text:p text:style-name="P29">맵 상태를 읽어 그리는 기능 구현</text:p>
          <text:list>
            <text:list-item>
              <text:p text:style-name="P29">임의의 맵 정보를 저장하여 확인</text:p>
            </text:list-item>
            <text:list-item>
              <text:p text:style-name="P29">여백이 투명하게 처리되어 배경 화면이 보이는지 확인(이미지 변환 문제)</text:p>
            </text:list-item>
            <text:list-item>
              <text:p text:style-name="P29">맵 정보를 바꿔 가며 이전 상태에서 그린 그림을 지우는 것을 확인</text:p>
              <text:p text:style-name="P29"/>
              <text:p text:style-name="P29"><text:soft-page-break/></text:p>
            </text:list-item>
          </text:list>
        </text:list-item>
        <text:list-item>
          <text:p text:style-name="P29">지속 적으로 맵 에 아이템을 생성 시키는 기능 구현</text:p>
          <text:list>
            <text:list-item>
              <text:p text:style-name="P29">지정된 숫자 만큼 일정하게 아이템 갯수를 유지하는지 확인</text:p>
            </text:list-item>
            <text:list-item>
              <text:p text:style-name="P29">이미 아이템이 존재하는 위치에 아이템을 생성하는 경우를 피하도록 한다</text:p>
            </text:list-item>
            <text:list-item>
              <text:p text:style-name="P29">아이템 생성 주기가 적절한지 확인</text:p>
            </text:list-item>
            <text:list-item>
              <text:p text:style-name="P29">화면 가장자리 벽 부분에 아이템이 생기지 않도록 한다</text:p>
            </text:list-item>
            <text:list-item>
              <text:p text:style-name="P29">뱀의 몸체, 머리 부분에 아이템이 생기지 않도록 한다</text:p>
              <text:p text:style-name="P29"/>
            </text:list-item>
          </text:list>
        </text:list-item>
        <text:list-item>
          <text:p text:style-name="P29">키 입력을 받아 방향을 바꾸는 기능 구현</text:p>
          <text:list>
            <text:list-item>
              <text:p text:style-name="P29">키 입력을 받을 때 마다 상단에 표시되는 숫자를 바꾸는 방법을 사용하여 임시적으로 모니터링</text:p>
            </text:list-item>
            <text:list-item>
              <text:p text:style-name="P29">다른 방향이 입력 될 때 마다 제대로 바뀌는지 확인</text:p>
              <text:p text:style-name="P29"/>
            </text:list-item>
          </text:list>
        </text:list-item>
        <text:list-item>
          <text:p text:style-name="P29">방향에 따라 지속적으로 뱀이 이동하는 기능을 구현</text:p>
          <text:list>
            <text:list-item>
              <text:p text:style-name="P29">가장 자리에 그려진 장애물에 넘어가지 않도록</text:p>
            </text:list-item>
            <text:list-item>
              <text:p text:style-name="P29">현재 진행 방향 반대의 키 입력에 대해서는 반응하지 않도록(왼쪽에서 오른쪽으로, 위쪽에서 뒤쪽으로의 이동은 불가능)</text:p>
              <text:p text:style-name="P29"/>
            </text:list-item>
          </text:list>
        </text:list-item>
        <text:list-item>
          <text:p text:style-name="P29">뱀이 한칸 이동 할때 마다 맵 상태를 변경 시키는 기능 구현</text:p>
          <text:list>
            <text:list-item>
              <text:p text:style-name="P35">뱀이 아이템을 먹었을 때 아이템 그림이 제대로 사라지는가 확인</text:p>
            </text:list-item>
          </text:list>
        </text:list-item>
      </text:list>
      <text:list xml:id="list1684609000" text:style-name="L18">
        <text:list-item>
          <text:list>
            <text:list-item>
              <text:p text:style-name="P36">뱀이 가장자리 장애물에 부딪 혔을때 화면이 깨지지 않도록 한다</text:p>
              <text:p text:style-name="P36"/>
            </text:list-item>
          </text:list>
        </text:list-item>
      </text:list>
      <text:list xml:id="list1013132098" text:style-name="L19">
        <text:list-item>
          <text:p text:style-name="P37">뱀이 식량 아이템을 먹었을 때 몸체를 한 칸 늘리고 제한 시간을 초기화 하며 이동 속도가 빨라지는 기능 구현</text:p>
          <text:list>
            <text:list-item>
              <text:p text:style-name="P37">꼬리가 아니라 머리쪽이 늘어나도록 구현</text:p>
            </text:list-item>
            <text:list-item>
              <text:p text:style-name="P37">이동 속도를 증가 시키는 단위가 적절한지 확인</text:p>
            </text:list-item>
            <text:list-item>
              <text:p text:style-name="P37">다른 상태의 맵에 부딪혔을때 반응하지 않도록 한</text:p>
            </text:list-item>
          </text:list>
        </text:list-item>
      </text:list>
      <text:list xml:id="list1331857363" text:continue-list="list538326597" text:style-name="L17">
        <text:list-item>
          <text:list>
            <text:list-header>
              <text:p text:style-name="P29"/>
            </text:list-header>
          </text:list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¸¼Àº °íµñ" svg:font-family="'¸¼Àº °íµñ'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23:50:42.51</meta:creation-date>
    <dc:date>2012-11-22T13:11:02</dc:date>
    <meta:editing-duration>PT2H53M2S</meta:editing-duration>
    <meta:editing-cycles>16</meta:editing-cycles>
    <meta:generator>LibreOffice/3.5$Linux_x86 LibreOffice_project/350m1$Build-2</meta:generator>
    <meta:document-statistic meta:table-count="0" meta:image-count="1" meta:object-count="0" meta:page-count="5" meta:paragraph-count="90" meta:word-count="786" meta:character-count="2802" meta:non-whitespace-character-count="2210"/>
  </office:meta>
</office:document-meta>
</file>